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T1" style:family="text">
      <style:text-properties style:font-name="Calibri3" style:font-name-asian="Calibri3" style:font-name-complex="Calibri3"/>
    </style:style>
    <style:style style:name="T2" style:family="text">
      <style:text-properties style:font-name="Calibri2" style:font-name-asian="Calibri3" style:font-name-complex="Calibri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Extremalprinzip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eder Zustand <text:span text:style-name="T1">ψ</text:span><text:span text:style-name="T2">, für den der Erwartungswert </text:span><text:span text:style-name="T1">ψ</text:span><text:span text:style-name="T2">|A|</text:span><text:span text:style-name="T1">ψ</text:span><text:span text:style-name="T2"> des hermiteschen Operators A extremal wird, ist ein Eigenzustand von A. Die Eigenwerte sind gerade die Extremalwerte des Funktionals A</text:span><text:span text:style-name="T1">ψ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as WKB im WKB-Verfah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tzel, Kramer, Brillouin – es sind Eigennam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die Voraussetzung für das WKB-Verfah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es im Grenzfall h -&gt; 0 angewendet wird, wird eine nur schwach ortsabhängige de Broglie – Wellenlänge vorausgesetzt, welche insbesondere klein gegenüber allen geometrischen Abmessungen einer spürbaren Potentialänderung des Systems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Weise lassen sich mit dem Extremalprizip Näherungsverfahren entwickel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fasst den Erwartungswert von A als Funktional des Zustandsvektors <text:span text:style-name="T1">ψ</text:span><text:span text:style-name="T2"> auf und untersucht das Verhalten von A</text:span><text:span text:style-name="T1">ψ</text:span><text:span text:style-name="T2"> bei einer infinitesimalen Änderung von </text:span><text:span text:style-name="T1">ψ</text:span><text:span text:style-name="T2"> auf </text:span><text:span text:style-name="T1">ψ</text:span><text:span text:style-name="T2">+d</text:span><text:span text:style-name="T1">ψ</text:span><text:span text:style-name="T2">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welcher allgemeingültigenAussageberuht dasRitz’scheVariationsverfah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unktioniert das Ritz’sche Verfahren zur Berechnung der Grundzustandsenerg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wird durch dasRitz’scheVerfahren in derRegel besser bestimmt, der Grundzustand oder die Grundzustandsenerg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ssen sich im Prinzip auch angeregte Zustände und ihre Energien mit dem Ritz’schen Verfahren bestimm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Variationsansatz liegt dem Hartree-Verfahren zugru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welche physikalische Problemstellung ist die Schrödingersche Störungstheorie zugeschnit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6.013cm" svg:x="1.4cm" svg:y="-0.416cm" presentation:class="title" presentation:user-transformed="true">
          <draw:text-box>
            <text:p>In der Schrödingerschen Störungstheorie wird künstlich aus der Wechselwirkung H1 ein Parameter λ herausgezogen.Welcher Zweck wird damit verfol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t sich die Energiekorrektur erster Ordnung für ein nicht-entartetes Niveau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7.516cm" svg:x="1.4cm" svg:y="-1.168cm" presentation:class="title" presentation:user-transformed="true">
          <draw:text-box>
            <text:p>Welches grobe Kriterium sollte erfüllt sein, damit in der nicht-entarteten Störungstheorie die Entwicklungen für die Eigenenergien und Eigenzustände nach wenigen Termen abgebrochen werden kön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der Störkorrektur eines entarteten Energieniveaus zu beach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n sich die Energiekorrekturen erster Ordnung für ein entartetes Energienievau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robleme bezüglich der Schrödingerschen Störentwicklungen ergeben sich bei sehr dicht liegenden (quasientarteten) Energienive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ellt Quasientartung auch für die Energiekorrektur erster Ordnung ein Problem d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ie Störung eines zweifach quasientarteten Systems approximativ behandel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Idee führt zur störungstheoretischen Grundforme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erhältmanausdieserGrundformel die Schrödingerscheundwie dieBrillouin- Wigner’sche Störrei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rin könnte ein Vorteil, worin ein Nachteil der Brillouin-Wigner’schen gegenüber der Schrödingerschen Störungstheorie lie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physikalische Problemstellung ist die zeitabhängige Störungsrechnung zugeschnit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rin bestehen die wesentlichen Unterschiede in der Zielsetzung der zeitunabhängigen und der zeitabhängigen Störungstheor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Vorteile bietet die Dirac-Darstellung für die Entwicklung der zeitabhängigen Störungstheor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Dyson-Reih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ein grobes Kriteriumfür die Anwendbarkeit der zeitabhängigen Störungstheorie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Übergangswahrscheinlichkeit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virtuellen Zwischenzustän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für die Übergangswahrscheinlichkeit erster Ordnung zu bere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Auf welchen Wertebereich der Übergangswahrscheinlichkeit w(1) ae ist die Störungstheorie erster Ordnung beschränk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6.013cm" svg:x="1.4cm" svg:y="-0.416cm" presentation:class="title" presentation:user-transformed="true">
          <draw:text-box>
            <text:p>Von welchen Termen wird die Übergangswahrscheinlichkeit w(1) ae bestimmt, wenn im Zeitintervall 0 ≤ t ≤ ts eine konstante Störung eingeschaltet is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ussage macht Fermis Goldene Rege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önnen Sie über den Gültigkeitsbereich der Goldenen Regel aussa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Zustandsdich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meint man, wenn man sagt, die Übergangswahrscheinlichkeit besitze Resonanzcharakte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Inwiefern lässt sich die Klassische Mechanik als der „h → 0“-Grenzfall der Quantenmechanik interpret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Mit welchem Ansatz für dieWellenfunktion startet dieWKB-Methode? Auf welche Probleme ist sie insbesondere zugeschnit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Struktur hat dieWellenfunktion inWKB-Näherung? Wie sieht diese für den Spezialfall eines überall konstanten Potentials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wissen Sie über den Gültigkeitsbereich der WKB-Näher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Bereichen ist die WKB-Lösung auf jeden Fall unbrauch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7.516cm" svg:x="1.4cm" svg:y="-1.168cm" presentation:class="title" presentation:user-transformed="true">
          <draw:text-box>
            <text:p>Warumlassen sich die WKB-Lösungen und ihreAbleitungen aus klassisch verbotenem und klassisch erlaubtem Bereich am klassischen Umkehrpunkt nicht wie üblich stetig aneinander anpas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icht man dennoch beim WKB-Verfahren eine physikalisch überzeugende Anpass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ielsetzung des Langer-Verfahren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9.019cm" svg:x="1.4cm" svg:y="-1.919cm" presentation:class="title" presentation:user-transformed="true">
          <draw:text-box>
            <text:p>Bei einem eindimensionalen Potentialproblem gebe es einen unteren und einen oberen klassischen Umkehrpunkt. Aus welcher Beziehung lassen sich in der WKB-Näherung die Energieeigenwerte der gebundenen Zustände bere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In welchem Bezug steht die semiklassische Bohr-Sommerfeld’sche Quantisierungsregel zurWKB-Näher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die allgemeine Bessel’sche Different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r Zusammenhang besteht zwischen der allgemeinen und der sphärischen Bessel’schen Different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10-19T09:19:38.673000000</dc:date>
    <meta:document-statistic meta:object-count="285"/>
  </office:meta>
</office:document-meta>
</file>